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ngReaderEventListener.aliasRegistered( AliasDefinition alias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ngReaderEventListener.getAliases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ngReaderEventListener.getComponen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ngReaderEventListener.defaultsRegistered( DefaultsDefinition defaults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ngReaderEventListener.getComponentDefini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ngReaderEventListener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ngReaderEventListener.importProcessed( ImportDefinition impor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ngReaderEventListener.componentRegistered( ComponentDefinition componen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ngReaderEventListener.get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